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4.64cm" svg:y="2.5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275cm" svg:y="2.5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64cm" svg:y="3.2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275cm" svg:y="3.2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5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65cm" svg:y="3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65cm" svg:y="3.8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15cm" svg:y="3.2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285cm" svg:y="3.2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207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207cm" svg:y="3.2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842cm" svg:y="2.5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207cm" svg:y="3.8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207cm" svg:y="4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842cm" svg:y="4.49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49cm" svg:height="0.962cm" svg:x="4.292cm" svg:y="4.175cm">
          <draw:text-box>
            <text:p>(A)</text:p>
          </draw:text-box>
        </draw:frame>
        <draw:frame draw:style-name="gr2" draw:text-style-name="P2" draw:layer="layout" svg:width="1.349cm" svg:height="0.962cm" svg:x="6.493cm" svg:y="4.175cm">
          <draw:text-box>
            <text:p>(B)</text:p>
          </draw:text-box>
        </draw:frame>
        <draw:frame draw:style-name="gr2" draw:text-style-name="P2" draw:layer="layout" svg:width="1.383cm" svg:height="0.962cm" svg:x="9.093cm" svg:y="4.175cm">
          <draw:text-box>
            <text:p>(C)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11-27T11:07:56.566821802</meta:creation-date>
    <dc:date>2024-11-27T11:13:56.822040457</dc:date>
    <meta:editing-duration>PT6M</meta:editing-duration>
    <meta:editing-cycles>1</meta:editing-cycles>
    <meta:document-statistic meta:object-count="18"/>
    <meta:generator>LibreOffice/7.1.3.2$MacOSX_X86_64 LibreOffice_project/47f78053abe362b9384784d31a6e56f8511eb1c1</meta:generator>
  </office:meta>
</office:document-meta>
</file>